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99cccc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-color="#9966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2.186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Hiragino Maru Gothic ProN'" style:font-style-name="W4" style:font-family-generic="swiss" style:font-pitch="variable" fo:font-size="40pt" style:font-size-asian="40pt" style:font-size-complex="40pt"/>
    </style:style>
    <style:style style:name="T1" style:family="text">
      <style:text-properties fo:color="#ffffff" fo:font-family="'Hiragino Maru Gothic ProN'" style:font-style-name="W4" style:font-family-generic="swiss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4.524cm" svg:height="4.524cm" svg:x="0.274cm" svg:y="0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406cm" svg:height="2.363cm" svg:x="2.334cm" svg:y="1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.714cm" svg:height="2.436cm" svg:x="0cm" svg:y="1.564cm">
          <draw:text-box>
            <text:p><text:span text:style-name="T1">RISV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1-02T18:53:09</meta:creation-date>
    <dc:date>2023-11-02T20:06:08</dc:date>
    <meta:editing-duration>PT38M9S</meta:editing-duration>
    <meta:editing-cycles>2</meta:editing-cycles>
    <meta:generator>OpenOffice/4.1.5$Unix OpenOffice.org_project/415m1$Build-9789</meta:generator>
    <meta:document-statistic meta:object-count="3"/>
  </office:meta>
</office:document-meta>
</file>